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803b" officeooo:paragraph-rsid="001c803b"/>
    </style:style>
    <style:style style:name="P2" style:family="paragraph" style:parent-style-name="Standard">
      <style:text-properties officeooo:rsid="001ca4fc" officeooo:paragraph-rsid="001ca4fc"/>
    </style:style>
    <style:style style:name="P3" style:family="paragraph" style:parent-style-name="Standard">
      <style:text-properties officeooo:paragraph-rsid="001ca4fc"/>
    </style:style>
    <style:style style:name="P4" style:family="paragraph" style:parent-style-name="Standard">
      <style:text-properties officeooo:rsid="001ec2ab" officeooo:paragraph-rsid="001ec2ab"/>
    </style:style>
    <style:style style:name="P5" style:family="paragraph" style:parent-style-name="Standard">
      <style:text-properties officeooo:rsid="00206bcd" officeooo:paragraph-rsid="00206bcd"/>
    </style:style>
    <style:style style:name="P6" style:family="paragraph" style:parent-style-name="Standard">
      <style:text-properties officeooo:rsid="00224c02" officeooo:paragraph-rsid="00224c02" fo:background-color="#ffff99"/>
    </style:style>
    <style:style style:name="P7" style:family="paragraph" style:parent-style-name="Standard">
      <style:text-properties officeooo:rsid="0023ef9f" officeooo:paragraph-rsid="0023ef9f"/>
    </style:style>
    <style:style style:name="P8" style:family="paragraph" style:parent-style-name="Standard">
      <style:text-properties officeooo:rsid="0025cdd6" officeooo:paragraph-rsid="0025cdd6"/>
    </style:style>
    <style:style style:name="P9" style:family="paragraph" style:parent-style-name="Standard">
      <style:text-properties officeooo:rsid="002712e1" officeooo:paragraph-rsid="002712e1"/>
    </style:style>
    <style:style style:name="P10" style:family="paragraph" style:parent-style-name="Standard">
      <style:text-properties officeooo:rsid="00275797" officeooo:paragraph-rsid="002a3cad"/>
    </style:style>
    <style:style style:name="P11" style:family="paragraph" style:parent-style-name="Standard">
      <style:text-properties officeooo:rsid="002a3cad" officeooo:paragraph-rsid="002a3ca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1ca4fc" officeooo:paragraph-rsid="001ec2ab"/>
    </style:style>
    <style:style style:name="P13" style:family="paragraph" style:parent-style-name="Standard" style:list-style-name="L1">
      <style:text-properties officeooo:rsid="001ca4fc" officeooo:paragraph-rsid="001ca4fc"/>
    </style:style>
    <style:style style:name="P14" style:family="paragraph" style:parent-style-name="Standard">
      <style:text-properties officeooo:rsid="002a3cad" officeooo:paragraph-rsid="002a3cad"/>
    </style:style>
    <style:style style:name="P15" style:family="paragraph" style:parent-style-name="Standard">
      <style:text-properties officeooo:rsid="001c803b" officeooo:paragraph-rsid="001c803b" fo:background-color="#0066cc"/>
    </style:style>
    <style:style style:name="P16" style:family="paragraph" style:parent-style-name="Standard" style:list-style-name="L1">
      <style:text-properties officeooo:rsid="002d143d" officeooo:paragraph-rsid="002d143d"/>
    </style:style>
    <style:style style:name="P17" style:family="paragraph" style:parent-style-name="Standard">
      <style:text-properties officeooo:rsid="002d143d" officeooo:paragraph-rsid="002d143d"/>
    </style:style>
    <style:style style:name="P18" style:family="paragraph" style:parent-style-name="Standard">
      <style:text-properties officeooo:rsid="002d143d" officeooo:paragraph-rsid="003002dd"/>
    </style:style>
    <style:style style:name="P19" style:family="paragraph" style:parent-style-name="Standard">
      <style:text-properties officeooo:rsid="00275797" officeooo:paragraph-rsid="002d56c9"/>
    </style:style>
    <style:style style:name="P20" style:family="paragraph" style:parent-style-name="Standard">
      <style:text-properties officeooo:rsid="002b4810" officeooo:paragraph-rsid="002b4810"/>
    </style:style>
    <style:style style:name="P21" style:family="paragraph" style:parent-style-name="Standard">
      <style:text-properties officeooo:rsid="003002dd" officeooo:paragraph-rsid="003002dd"/>
    </style:style>
    <style:style style:name="P22" style:family="paragraph" style:parent-style-name="Standard" style:list-style-name="L5">
      <style:text-properties officeooo:rsid="003002dd" officeooo:paragraph-rsid="003002dd"/>
    </style:style>
    <style:style style:name="P23" style:family="paragraph" style:parent-style-name="Standard" style:list-style-name="L6">
      <style:text-properties officeooo:rsid="003002dd" officeooo:paragraph-rsid="003002dd"/>
    </style:style>
    <style:style style:name="P24" style:family="paragraph" style:parent-style-name="Standard" style:list-style-name="L6">
      <style:text-properties officeooo:rsid="003002dd" officeooo:paragraph-rsid="003002dd" fo:background-color="transparent"/>
    </style:style>
    <style:style style:name="P25" style:family="paragraph" style:parent-style-name="Standard" style:list-style-name="L6">
      <style:text-properties officeooo:rsid="00350afe" officeooo:paragraph-rsid="00350afe" fo:background-color="transparent"/>
    </style:style>
    <style:style style:name="P26" style:family="paragraph" style:parent-style-name="Standard">
      <style:text-properties officeooo:rsid="00314ece" officeooo:paragraph-rsid="00314ece"/>
    </style:style>
    <style:style style:name="P27" style:family="paragraph" style:parent-style-name="Standard" style:list-style-name="L2">
      <style:text-properties officeooo:rsid="00314ece" officeooo:paragraph-rsid="00314ece"/>
    </style:style>
    <style:style style:name="P28" style:family="paragraph" style:parent-style-name="Standard" style:list-style-name="L2">
      <style:text-properties officeooo:paragraph-rsid="00314ece"/>
    </style:style>
    <style:style style:name="P29" style:family="paragraph" style:parent-style-name="Standard" style:list-style-name="L2">
      <style:text-properties officeooo:rsid="00320039" officeooo:paragraph-rsid="00320039"/>
    </style:style>
    <style:style style:name="P30" style:family="paragraph" style:parent-style-name="Standard" style:list-style-name="L6">
      <style:text-properties officeooo:paragraph-rsid="003002dd"/>
    </style:style>
    <style:style style:name="P31" style:family="paragraph" style:parent-style-name="Standard" style:list-style-name="L6">
      <style:text-properties officeooo:rsid="0032abac" officeooo:paragraph-rsid="0032abac"/>
    </style:style>
    <style:style style:name="P32" style:family="paragraph" style:parent-style-name="Standard">
      <style:text-properties officeooo:rsid="00340848" officeooo:paragraph-rsid="00340848"/>
    </style:style>
    <style:style style:name="P33" style:family="paragraph" style:parent-style-name="Standard" style:list-style-name="L6">
      <style:text-properties officeooo:rsid="00391213" officeooo:paragraph-rsid="00391213"/>
    </style:style>
    <style:style style:name="P34" style:family="paragraph" style:parent-style-name="Standard" style:list-style-name="L2">
      <style:paragraph-properties fo:margin-left="0.9846in" fo:margin-right="0in" fo:text-indent="-0.25in" style:auto-text-indent="false"/>
      <style:text-properties officeooo:rsid="00314ece" officeooo:paragraph-rsid="00314ece"/>
    </style:style>
    <style:style style:name="T1" style:family="text">
      <style:text-properties officeooo:rsid="001e1c00"/>
    </style:style>
    <style:style style:name="T2" style:family="text">
      <style:text-properties officeooo:rsid="0028f6e8"/>
    </style:style>
    <style:style style:name="T3" style:family="text">
      <style:text-properties officeooo:rsid="002b6eba"/>
    </style:style>
    <style:style style:name="T4" style:family="text">
      <style:text-properties fo:background-color="#ffff66" loext:char-shading-value="0"/>
    </style:style>
    <style:style style:name="T5" style:family="text">
      <style:text-properties officeooo:rsid="002d143d"/>
    </style:style>
    <style:style style:name="T6" style:family="text">
      <style:text-properties officeooo:rsid="002debe2"/>
    </style:style>
    <style:style style:name="T7" style:family="text">
      <style:text-properties fo:background-color="#66ffff" loext:char-shading-value="0"/>
    </style:style>
    <style:style style:name="T8" style:family="text">
      <style:text-properties officeooo:rsid="003002dd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63896" fo:background-color="transparent" loext:char-shading-value="0"/>
    </style:style>
    <style:style style:name="T11" style:family="text">
      <style:text-properties officeooo:rsid="00391213" fo:background-color="transparent" loext:char-shading-value="0"/>
    </style:style>
    <style:style style:name="T12" style:family="text">
      <style:text-properties officeooo:rsid="00314ece"/>
    </style:style>
    <style:style style:name="T13" style:family="text">
      <style:text-properties fo:background-color="#ffff99" loext:char-shading-value="0"/>
    </style:style>
    <style:style style:name="T14" style:family="text">
      <style:text-properties officeooo:rsid="00363896"/>
    </style:style>
    <style:style style:name="T15" style:family="text">
      <style:text-properties officeooo:rsid="0037538f"/>
    </style:style>
    <style:style style:name="T16" style:family="text">
      <style:text-properties officeooo:rsid="00391213"/>
    </style:style>
    <style:style style:name="T17" style:family="text">
      <style:text-properties fo:background-color="#dddddd" loext:char-shading-value="0"/>
    </style:style>
    <style:style style:name="T18" style:family="text">
      <style:text-properties officeooo:rsid="003002dd" fo:background-color="#dddddd" loext:char-shading-value="0"/>
    </style:style>
    <style:style style:name="T19" style:family="text">
      <style:text-properties officeooo:rsid="00391213" fo:background-color="#dddddd" loext:char-shading-value="0"/>
    </style:style>
    <style:style style:name="T20" style:family="text">
      <style:text-properties fo:background-color="#cccccc" loext:char-shading-value="0"/>
    </style:style>
    <style:style style:name="T21" style:family="text">
      <style:text-properties officeooo:rsid="00391213" fo:background-color="#cccccc" loext:char-shading-value="0"/>
    </style:style>
    <style:style style:name="T22" style:family="text">
      <style:text-properties officeooo:rsid="003002dd" fo:background-color="#cccccc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zar la misma arquitectura en cliente como en servidor.</text:p>
      <text:p text:style-name="P1"/>
      <text:p text:style-name="P15"><text:span text:style-name="T4">Browserify nos permite utilizar un sistema de módulos tanto en el servidor como en el cliente</text:span>.</text:p>
      <text:p text:style-name="P1"/>
      <text:p text:style-name="P1">Me ahorro tener que cargar los scripts en index. Solo tendré que cargar “bundle.js”.</text:p>
      <text:p text:style-name="P1"/>
      <text:p text:style-name="P2">Ejemplo:</text:p>
      <text:p text:style-name="P2"/>
      <text:p text:style-name="P2">cd browseify-angular2 (carpeta que nos creamos)</text:p>
      <text:list xml:id="list7451120485442750313" text:style-name="L1">
        <text:list-item>
          <text:p text:style-name="P13">creamos index.html, con marcado normal</text:p>
        </text:list-item>
        <text:list-item>
          <text:p text:style-name="P13">creamos package json<text:span text:style-name="T5">=&gt; en los scripts poner:</text:span></text:p>
        </text:list-item>
      </text:list>
      <text:p text:style-name="P17"><text:tab/> <text:s/>"scripts": {</text:p>
      <text:p text:style-name="P17"><text:s/><text:tab/> <text:s text:c="2"/>"build:client": "browserify app.js &gt; bundle.js",</text:p>
      <text:p text:style-name="P17"><text:tab/> <text:s text:c="3"/>"build:client:watch": "watchify app/app.js -d -o bundle.js -v"</text:p>
      <text:p text:style-name="P17"><text:tab/> <text:s/>},</text:p>
      <text:list xml:id="list151808016233386" text:continue-numbering="true" text:style-name="L1">
        <text:list-item>
          <text:p text:style-name="P13">cargamos angular con npm =&gt; <text:span text:style-name="T7">npm install - - save angular</text:span></text:p>
        </text:list-item>
        <text:list-item>
          <text:p text:style-name="P13">el servidor en angular solo hace falta cuando cargamos el router. </text:p>
        </text:list-item>
        <text:list-item>
          <text:p text:style-name="P16">Instalar <text:span text:style-name="T7">npm install –save watchify</text:span></text:p>
        </text:list-item>
        <text:list-item>
          <text:p text:style-name="P13">En script, en lugar de cargar : Node_modules/angular/angular.js, cargamos bundle.js</text:p>
        </text:list-item>
        <text:list-item>
          <text:p text:style-name="P13">creamos el archi<text:span text:style-name="T3">v</text:span>o bundle.js con:</text:p>
          <text:list>
            <text:list-item>
              <text:p text:style-name="P13">var angular = require(“angular”)</text:p>
            </text:list-item>
            <text:list-item>
              <text:p text:style-name="P13">creamos el archi<text:span text:style-name="T6">v</text:span>o bundle.js con:</text:p>
            </text:list-item>
          </text:list>
        </text:list-item>
        <text:list-item>
          <text:p text:style-name="P13"><text:span text:style-name="T7">browserify app.js &gt; bundle.js </text:span>=&gt; me devuelve una versión que funciona en el navegador.</text:p>
        </text:list-item>
      </text:list>
      <text:p text:style-name="P3"/>
      <text:p text:style-name="P2">Como la sintaxis de node express no es nativa en el navegador, utilizamos browserify para crear la sintaxis en la parte del cliente. El browserify te genera el archivo bundle.<text:span text:style-name="T1">js</text:span> que si funciona en el navegador, <text:span text:style-name="T1">para que entienda el sistema de módulos.</text:span></text:p>
      <text:p text:style-name="P2"/>
      <text:p text:style-name="P4">Si tenemos controladores, hacemos:</text:p>
      <text:p text:style-name="P4">var controllers = require (“controllers”)</text:p>
      <text:p text:style-name="P2"/>
      <text:p text:style-name="P5"><text:span text:style-name="T7">npm install - - save wathcify </text:span><text:s/>=&gt; te vigila los cambios y cada vez genera el bundle.js</text:p>
      <text:p text:style-name="P5"/>
      <text:p text:style-name="P6">Puedo tener en un servidor el nodemon y en otro terminal whatcify para la parte del cliente.</text:p>
      <text:p text:style-name="P12"/>
      <text:p text:style-name="P7">Intalar <text:span text:style-name="T7">npm –save angular-route</text:span></text:p>
      <text:p text:style-name="P7"/>
      <text:p text:style-name="P7">Cargamos eslint en el terminal</text:p>
      <text:p text:style-name="P7">eslint --init</text:p>
      <text:p text:style-name="P7"/>
      <text:p text:style-name="P8">le podemos decir después de “installedESLInt”</text:p>
      <text:p text:style-name="P8">“rules” : {</text:p>
      <text:p text:style-name="P8"><text:s text:c="3"/>“no-console”: “warn”</text:p>
      <text:p text:style-name="P8"/>
      <text:p text:style-name="P8">Si queremos actualizar con ecmascript2015 <text:s/>github...babel/babelify</text:p>
      <text:p text:style-name="P8"/>
      <text:p text:style-name="P9"><text:a xlink:type="simple" xlink:href="https://toddmotto.com/digging-into-angulars-controller-as-syntax/">https://toddmotto.com/digging-into-angulars-controller-as-syntax/</text:a></text:p>
      <text:p text:style-name="P9"/>
      <text:p text:style-name="P9"/>
      <text:p text:style-name="P19">Para desvincular aún más la sintaxi de Angular, podemos utilizar clases, que a parte de angular la podemos reutilizar porque no tendrá nada de angular. Es un objeto con un método. Es decir , que nuestro código no esté aplicado a ninguna herramienta <text:span text:style-name="T2">(framework)</text:span>. <text:s/></text:p>
      <text:p text:style-name="P19"><text:soft-page-break/><text:span text:style-name="T2">Ver ejemplo var moment =</text:span></text:p>
      <text:p text:style-name="P10"/>
      <text:p text:style-name="P11">En controllerAs instanacia clases y se tendrá que poner en routing controllerAs = “ctrl”.</text:p>
      <text:p text:style-name="P11">De esta forma no hace falta que utilicemos $scope y lo desacoplamos de angular.</text:p>
      <text:p text:style-name="P20">El archivo de ejemplo está en la carpeta browserifyAnguglar.</text:p>
      <text:p text:style-name="P20"/>
      <text:p text:style-name="P20"/>
      <text:p text:style-name="P20"/>
      <text:p text:style-name="P21"><text:span text:style-name="T7">Resumen:</text:span> </text:p>
      <text:p text:style-name="P21">ver ejercicio myServices/controlerAscopy/browserify-angular2</text:p>
      <text:p text:style-name="P21"/>
      <text:list xml:id="list8445527742816718558" text:style-name="L6">
        <text:list-item>
          <text:p text:style-name="P30"><text:span text:style-name="T8">En el package JSON poner en scriots:</text:span></text:p>
        </text:list-item>
      </text:list>
      <text:p text:style-name="P18"><text:tab/> <text:s/>"scripts": {</text:p>
      <text:p text:style-name="P32"><text:s text:c="3"/><text:tab/> <text:s/>"dev" : "nodemon <text:span text:style-name="T13">server/app"</text:span>, <text:s/>// para desarrollo nos arranca el servidor (poner la <text:span text:style-name="T13">ruta</text:span> <text:tab/><text:tab/><text:tab/><text:tab/><text:tab/><text:tab/> <text:s text:c="3"/>// adecuada. Si no especificamos el archivo va a buscar el <text:tab/><text:tab/><text:tab/><text:tab/><text:tab/> <text:s text:c="3"/>//index.js) para producción </text:p>
      <text:p text:style-name="P32"><text:s text:c="3"/><text:tab/> <text:s/>"start" : "node <text:span text:style-name="T13">server/app</text:span>", <text:s text:c="6"/></text:p>
      <text:p text:style-name="P18"><text:s/><text:tab/> <text:s text:c="2"/>"build:client": "browserify <text:span text:style-name="T14">index</text:span>.js &gt; <text:span text:style-name="T14">client/</text:span>bundle.js",</text:p>
      <text:p text:style-name="P18"><text:tab/> <text:s text:c="3"/>"build:client:watch": "watchify app/app.js -d -o <text:span text:style-name="T15">client/</text:span>bundle.js -v"</text:p>
      <text:p text:style-name="P18"><text:tab/> <text:s/>},</text:p>
      <text:list xml:id="list151808476532982" text:continue-numbering="true" text:style-name="L6">
        <text:list-item>
          <text:p text:style-name="P23">instalar npm install browserify –save</text:p>
        </text:list-item>
        <text:list-item>
          <text:p text:style-name="P23">instalar npm install watchify –save</text:p>
        </text:list-item>
        <text:list-item>
          <text:p text:style-name="P24">npm install angular –save</text:p>
        </text:list-item>
        <text:list-item>
          <text:p text:style-name="P25">o bien poner en el Json todos estos paquetes y poner en el terminal <text:span text:style-name="T8">npm install =&gt; instalará todas las dependencias del package json. </text:span>Confirmar en la carpeta node_modules que lo tenemos todo. </text:p>
        </text:list-item>
        <text:list-item>
          <text:p text:style-name="P23"><text:span text:style-name="T9">En script, en lugar de cargar : Node_modules/angular/angular.js, <text:s/>cargamos bundle.js. </text:span><text:span text:style-name="T10">Este archivo tiene que estar en la carpeta Public o la que hayamos indicado al servidor como estática.</text:span></text:p>
        </text:list-item>
        <text:list-item>
          <text:p text:style-name="P33"><text:span text:style-name="T9">En el terminal: <text:s/></text:span><text:span text:style-name="T22">npm run <text:s/>build:client</text:span><text:span text:style-name="T8"> </text:span>=&gt; nos crea el archivo bundle.</text:p>
        </text:list-item>
        <text:list-item>
          <text:p text:style-name="P23">en otro terminal ponemos <text:span text:style-name="T20">npm run <text:s/>build:client:watch</text:span><text:span text:style-name="T9"> </text:span><text:span text:style-name="T11">para ver los cambios los cambios y que se guarde en bundle.</text:span></text:p>
        </text:list-item>
        <text:list-item>
          <text:p text:style-name="P31">para verlo en el browser tenemos que lanzar un servidor <text:span text:style-name="T16">con node. Hems creado la acción en scripts, podemos hacer </text:span><text:span text:style-name="T21">npm run dev</text:span></text:p>
        </text:list-item>
      </text:list>
      <text:list xml:id="list5719662208182115150" text:style-name="L5">
        <text:list-header>
          <text:p text:style-name="P22"/>
        </text:list-header>
      </text:list>
      <text:p text:style-name="P26">En la carpeta app tendremos los archivos:</text:p>
      <text:list xml:id="list6858284894250512468" text:style-name="L2">
        <text:list-item>
          <text:p text:style-name="P28"><text:span text:style-name="T12">index.js</text:span></text:p>
        </text:list-item>
        <text:list-item>
          <text:p text:style-name="P27">carpeta controllers</text:p>
        </text:list-item>
        <text:list-item>
          <text:p text:style-name="P34">controlador.js</text:p>
        </text:list-item>
        <text:list-item>
          <text:p text:style-name="P34">controlador.js</text:p>
        </text:list-item>
        <text:list-item>
          <text:p text:style-name="P34">index.js</text:p>
        </text:list-item>
        <text:list-item>
          <text:p text:style-name="P27">carpeta services</text:p>
        </text:list-item>
        <text:list-item>
          <text:p text:style-name="P34">controlador.js</text:p>
        </text:list-item>
        <text:list-item>
          <text:p text:style-name="P34">controlador.js</text:p>
        </text:list-item>
        <text:list-item>
          <text:p text:style-name="P34">index.js</text:p>
        </text:list-item>
        <text:list-item>
          <text:p text:style-name="P29">index.html</text:p>
        </text:list-item>
        <text:list-item>
          <text:p text:style-name="P29">package.json</text:p>
        </text:list-item>
        <text:list-item>
          <text:p text:style-name="P29">node_modules</text:p>
        </text:list-item>
      </text:list>
      <text:p text:style-name="P21"/>
      <text:p text:style-name="P2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4:38:00.894289000</meta:creation-date>
    <dc:date>2016-08-31T15:18:07.267313000</dc:date>
    <meta:editing-duration>PT5H42M50S</meta:editing-duration>
    <meta:editing-cycles>23</meta:editing-cycles>
    <meta:generator>LibreOffice/4.2.4.2$MacOSX_X86_64 LibreOffice_project/63150712c6d317d27ce2db16eb94c2f3d7b699f8</meta:generator>
    <meta:document-statistic meta:table-count="0" meta:image-count="0" meta:object-count="0" meta:page-count="2" meta:paragraph-count="67" meta:word-count="579" meta:character-count="3767" meta:non-whitespace-character-count="3201"/>
  </office:meta>
</office:document-meta>
</file>